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T13" style:parent-style-name="Policepardéfaut" style:family="text">
      <style:text-properties style:font-name="Times New Roman" style:font-name-complex="Times New Roman"/>
    </style:style>
    <style:style style:name="T14" style:parent-style-name="Policepardéfaut" style:family="text">
      <style:text-properties style:font-name="Times New Roman" style:font-name-complex="Times New Roman" fo:background-color="#FFFF00"/>
    </style:style>
    <style:style style:name="T15" style:parent-style-name="Policepardéfaut" style:family="text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T21" style:parent-style-name="Policepardéfaut" style:family="text">
      <style:text-properties style:font-name="Times New Roman" style:font-name-complex="Times New Roman" fo:background-color="#FFFF00"/>
    </style:style>
    <style:style style:name="T22" style:parent-style-name="Policepardéfaut" style:family="text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P24" style:parent-style-name="Normal" style:family="paragraph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T28" style:parent-style-name="Policepardéfaut" style:family="text">
      <style:text-properties style:font-name="Times New Roman" style:font-name-complex="Times New Roman" fo:background-color="#FFFF00"/>
    </style:style>
    <style:style style:name="T29" style:parent-style-name="Policepardéfaut" style:family="text">
      <style:text-properties style:font-name="Times New Roman" style:font-name-complex="Times New Roman" fo:background-color="#FFFF00"/>
    </style:style>
    <style:style style:name="T30" style:parent-style-name="Policepardéfaut" style:family="text">
      <style:text-properties style:font-name="Times New Roman" style:font-name-complex="Times New Roman" fo:background-color="#FFFF00"/>
    </style:style>
    <style:style style:name="T31" style:parent-style-name="Policepardéfaut" style:family="text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9" style:parent-style-name="Normal" style:list-style-name="LFO1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Normal" style:list-style-name="LFO1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1" style:parent-style-name="Normal" style:list-style-name="LFO1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2" style:parent-style-name="Normal" style:list-style-name="LFO1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4" style:parent-style-name="Normal" style:list-style-name="LFO2" style:family="paragraph"/>
    <style:style style:name="T85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6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7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8" style:parent-style-name="Normal" style:list-style-name="LFO2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0" style:parent-style-name="Normal" style:list-style-name="LFO3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1" style:parent-style-name="Normal" style:list-style-name="LFO3" style:family="paragraph"/>
    <style:style style:name="T92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3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4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5" style:parent-style-name="Normal" style:list-style-name="LFO3" style:family="paragraph"/>
    <style:style style:name="T9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7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8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Normal" style:list-style-name="LFO3" style:family="paragraph"/>
    <style:style style:name="T100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2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3" style:parent-style-name="Normal" style:list-style-name="LFO3" style:family="paragraph"/>
    <style:style style:name="T104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5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Normal" style:list-style-name="LFO4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9" style:parent-style-name="Normal" style:list-style-name="LFO4" style:family="paragraph"/>
    <style:style style:name="T110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1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2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" style:parent-style-name="Normal" style:list-style-name="LFO4" style:family="paragraph"/>
    <style:style style:name="T114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5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" style:parent-style-name="Normal" style:list-style-name="LFO4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8" style:parent-style-name="Normal" style:list-style-name="LFO4" style:family="paragraph"/>
    <style:style style:name="T119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0" style:parent-style-name="Policepardéfau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1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" style:parent-style-name="Normal" style:list-style-name="LFO5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4" style:parent-style-name="Normal" style:list-style-name="LFO5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6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7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8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Normal" style:list-style-name="LFO6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Normal" style:list-style-name="LFO7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2" style:parent-style-name="Normal" style:list-style-name="LFO7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3" style:parent-style-name="Normal" style:list-style-name="LFO7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4" style:parent-style-name="Normal" style:list-style-name="LFO7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3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4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5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5" style:parent-style-name="Normal" style:family="paragraph">
      <style:text-properties style:font-name="Times New Roman" style:font-name-complex="Times New Roman"/>
    </style:style>
    <style:style style:name="P286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Page 5 : Contact &amp; Réservation</text:p>
      <text:p text:style-name="P3">Maquette Desktop</text:p>
      <text:p text:style-name="P4">+-------------------------------------------------------------+</text:p>
      <text:p text:style-name="P5">| <text:s text:c="24"/>[Logo] <text:s text:c="29"/>|</text:p>
      <text:p text:style-name="P6">| <text:s text:c="6"/>[Menu principal] <text:s text:c="9"/>[Panier] <text:s text:c="2"/>[Se connecter] <text:s text:c="2"/>|</text:p>
      <text:p text:style-name="P7">+-------------------------------------------------------------+</text:p>
      <text:p text:style-name="P8">| <text:s text:c="60"/>|</text:p>
      <text:p text:style-name="P9">| <text:s text:c="20"/>[Titre : Contact &amp; Réservation] <text:s text:c="8"/>|</text:p>
      <text:p text:style-name="P10">| <text:s text:c="3"/>[Texte introductif invitant à nous contacter] <text:s text:c="11"/>|</text:p>
      <text:p text:style-name="P11">| <text:s text:c="60"/>|</text:p>
      <text:p text:style-name="P12">+-------------------------------------------------------------+</text:p>
      <text:p text:style-name="Normal"><text:span text:style-name="T13">| <text:s text:c="3"/></text:span><text:span text:style-name="T14">[Section Formulaire de Contact]</text:span><text:span text:style-name="T15"><text:s text:c="26"/>|</text:span></text:p>
      <text:p text:style-name="P16">| <text:s text:c="3"/>[Champ Nom] <text:s text:c="45"/>|</text:p>
      <text:p text:style-name="P17">| <text:s text:c="3"/>[Champ Email] <text:s text:c="43"/>|</text:p>
      <text:p text:style-name="P18">| <text:s text:c="3"/>[Champ Message] <text:s text:c="41"/>|</text:p>
      <text:p text:style-name="P19">| <text:s text:c="3"/>[Bouton "Envoyer"] <text:s text:c="38"/>|</text:p>
      <text:p text:style-name="P20">| <text:s text:c="60"/>|</text:p>
      <text:p text:style-name="Normal"><text:span text:style-name="T21">| <text:s text:c="3"/>[Section Réservation]</text:span><text:span text:style-name="T22"><text:s text:c="36"/>|</text:span></text:p>
      <text:p text:style-name="P23">| <text:s text:c="3"/>[Champ Date] <text:s text:c="44"/>|</text:p>
      <text:p text:style-name="P24">| <text:s text:c="3"/>[Champ Nombre de personnes] <text:s text:c="28"/>|</text:p>
      <text:p text:style-name="P25">| <text:s text:c="3"/>[Liste déroulante Type d'activité (Visite, Atelier...)] <text:s text:c="2"/>|</text:p>
      <text:p text:style-name="P26">| <text:s text:c="3"/>[Bouton "Réserver"] <text:s text:c="37"/>|</text:p>
      <text:p text:style-name="P27">| <text:s text:c="60"/>|</text:p>
      <text:p text:style-name="Normal"><text:span text:style-name="T28">| <text:s text:c="3"/>[</text:span><text:span text:style-name="T29"><text:s/>Section<text:s/></text:span><text:span text:style-name="T30">Carte de Localisation]</text:span><text:span text:style-name="T31"><text:s text:c="34"/>|</text:span></text:p>
      <text:p text:style-name="P32">| <text:s text:c="3"/>[Placeholder carte intégrée] <text:s text:c="28"/>|</text:p>
      <text:p text:style-name="P33">| <text:s text:c="60"/>|</text:p>
      <text:p text:style-name="P34">| <text:s text:c="3"/>[Coordonnées] <text:s text:c="43"/>|</text:p>
      <text:p text:style-name="P35">| <text:s text:c="3"/>[Adresse placeholder] <text:s text:c="35"/>|</text:p>
      <text:p text:style-name="P36">| <text:s text:c="3"/>[Téléphone placeholder] <text:s text:c="33"/>|</text:p>
      <text:soft-page-break/>
      <text:p text:style-name="P37">| <text:s text:c="3"/>[Email placeholder] <text:s text:c="37"/>|</text:p>
      <text:p text:style-name="P38">+-------------------------------------------------------------+</text:p>
      <text:p text:style-name="P39">| <text:s text:c="20"/>[Pied de page avec liens] <text:s text:c="14"/>|</text:p>
      <text:p text:style-name="P40">| <text:s text:c="3"/>[Liens rapides vers sections clés] <text:s text:c="22"/>|</text:p>
      <text:p text:style-name="P41">| <text:s text:c="3"/>[Réseaux sociaux icons] <text:s text:c="33"/>|</text:p>
      <text:p text:style-name="P42">| <text:s text:c="3"/>[Informations légales] <text:s text:c="34"/>|</text:p>
      <text:p text:style-name="P43">Maquette Mobile</text:p>
      <text:p text:style-name="P44">+-------------------------------------------------------------+</text:p>
      <text:p text:style-name="P45">| <text:s text:c="24"/>[Logo] <text:s text:c="29"/>|</text:p>
      <text:p text:style-name="P46">| <text:s text:c="6"/>[Menu hamburger] <text:s text:c="9"/>[Panier] <text:s text:c="2"/>[Se connecter] <text:s text:c="2"/>|</text:p>
      <text:p text:style-name="P47">+-------------------------------------------------------------+</text:p>
      <text:p text:style-name="P48">| <text:s text:c="60"/>|</text:p>
      <text:p text:style-name="P49">| <text:s text:c="20"/>[Titre : Contact &amp; Réservation] <text:s text:c="8"/>|</text:p>
      <text:p text:style-name="P50">| <text:s text:c="3"/>[Texte introductif court invitant à nous contacter] <text:s text:c="5"/>|</text:p>
      <text:p text:style-name="P51">| <text:s text:c="60"/>|</text:p>
      <text:p text:style-name="P52">+-------------------------------------------------------------+</text:p>
      <text:p text:style-name="P53">| <text:s text:c="3"/>[Section Formulaire de Contact] <text:s text:c="25"/>|</text:p>
      <text:p text:style-name="P54">| <text:s text:c="3"/>[Champ Nom] <text:s text:c="45"/>|</text:p>
      <text:p text:style-name="P55">| <text:s text:c="3"/>[Champ Email] <text:s text:c="43"/>|</text:p>
      <text:p text:style-name="P56">| <text:s text:c="3"/>[Champ Message] <text:s text:c="41"/>|</text:p>
      <text:p text:style-name="P57">| <text:s text:c="3"/>[Bouton "Envoyer"] <text:s text:c="38"/>|</text:p>
      <text:p text:style-name="P58">| <text:s text:c="60"/>|</text:p>
      <text:p text:style-name="P59">| <text:s text:c="3"/>[Section Réservation] <text:s text:c="35"/>|</text:p>
      <text:p text:style-name="P60">| <text:s text:c="3"/>[Champ Date] <text:s text:c="44"/>|</text:p>
      <text:p text:style-name="P61">| <text:s text:c="3"/>[Champ Nombre de personnes] <text:s text:c="28"/>|</text:p>
      <text:p text:style-name="P62">| <text:s text:c="3"/>[Liste déroulante Type d'activité (Visite, Atelier...)] <text:s text:c="2"/>|</text:p>
      <text:p text:style-name="P63">| <text:s text:c="3"/>[Bouton "Réserver"] <text:s text:c="37"/>|</text:p>
      <text:soft-page-break/>
      <text:p text:style-name="P64">| <text:s text:c="60"/>|</text:p>
      <text:p text:style-name="P65">| <text:s text:c="3"/>[Carte de Localisation] <text:s text:c="33"/>|</text:p>
      <text:p text:style-name="P66">| <text:s text:c="3"/>[Placeholder carte intégrée pleine largeur] <text:s text:c="13"/>|</text:p>
      <text:p text:style-name="P67">| <text:s text:c="60"/>|</text:p>
      <text:p text:style-name="P68">| <text:s text:c="3"/>[Coordonnées] <text:s text:c="43"/>|</text:p>
      <text:p text:style-name="P69">| <text:s text:c="3"/>[Adresse placeholder] <text:s text:c="35"/>|</text:p>
      <text:p text:style-name="P70">| <text:s text:c="3"/>[Téléphone placeholder] <text:s text:c="33"/>|</text:p>
      <text:p text:style-name="P71">| <text:s text:c="3"/>[Email placeholder] <text:s text:c="37"/>|</text:p>
      <text:p text:style-name="P72">+-------------------------------------------------------------+</text:p>
      <text:p text:style-name="P73">| <text:s text:c="20"/>[Pied de page avec liens] <text:s text:c="14"/>|</text:p>
      <text:p text:style-name="P74">| <text:s text:c="3"/>[Liens rapides vers sections clés] <text:s text:c="22"/>|</text:p>
      <text:p text:style-name="P75">| <text:s text:c="3"/>[Réseaux sociaux icons] <text:s text:c="33"/>|</text:p>
      <text:p text:style-name="P76">| <text:s text:c="3"/>[Informations légales] <text:s text:c="34"/>|</text:p>
      <text:p text:style-name="P77">Explications Détaillées</text:p>
      <text:p text:style-name="P78">1. En-tête</text:p>
      <text:list text:style-name="LFO1" text:continue-numbering="true">
        <text:list-item>
          <text:p text:style-name="P79">Identique à la page d'accueil :</text:p>
          <text:list text:continue-numbering="true">
            <text:list-item>
              <text:p text:style-name="P80">Logo dans le coin supérieur gauche.</text:p>
            </text:list-item>
            <text:list-item>
              <text:p text:style-name="P81">Menu principal (desktop) ou menu hamburger (mobile).</text:p>
            </text:list-item>
            <text:list-item>
              <text:p text:style-name="P82">Options comme "Panier" et "Se connecter".</text:p>
            </text:list-item>
          </text:list>
        </text:list-item>
      </text:list>
      <text:p text:style-name="P83">2. Section Introduction</text:p>
      <text:list text:style-name="LFO2" text:continue-numbering="true">
        <text:list-item>
          <text:p text:style-name="P84"><text:span text:style-name="T85">Ajoutez un titre engageant :<text:s/></text:span><text:span text:style-name="T86">"Contact &amp; Réservation"<text:s/></text:span><text:span text:style-name="T87">.</text:span></text:p>
        </text:list-item>
        <text:list-item>
          <text:p text:style-name="P88">Incluez un texte introductif pour inviter les utilisateurs à vous contacter ou réserver une activité.</text:p>
        </text:list-item>
      </text:list>
      <text:p text:style-name="P89">3. Section Formulaire de Contact</text:p>
      <text:list text:style-name="LFO3" text:continue-numbering="true">
        <text:list-item>
          <text:p text:style-name="P90">Permettez aux utilisateurs de vous envoyer un message via un formulaire simple contenant :</text:p>
          <text:list text:continue-numbering="true">
            <text:list-item>
              <text:p text:style-name="P91"><text:span text:style-name="T92">Champ<text:s/></text:span><text:span text:style-name="T93">Nom<text:s/></text:span><text:span text:style-name="T94">.</text:span></text:p>
            </text:list-item>
            <text:list-item>
              <text:p text:style-name="P95"><text:span text:style-name="T96">Champ<text:s/></text:span><text:span text:style-name="T97">Email<text:s/></text:span><text:span text:style-name="T98">.</text:span></text:p>
            </text:list-item>
            <text:list-item>
              <text:p text:style-name="P99"><text:span text:style-name="T100">Champ<text:s/></text:span><text:span text:style-name="T101">Message<text:s/></text:span><text:span text:style-name="T102">.</text:span></text:p>
            </text:list-item>
            <text:list-item>
              <text:p text:style-name="P103"><text:span text:style-name="T104">Bouton<text:s/></text:span><text:span text:style-name="T105">"Envoyer"<text:s/></text:span><text:span text:style-name="T106">.</text:span></text:p>
            </text:list-item>
          </text:list>
        </text:list-item>
      </text:list>
      <text:p text:style-name="P107">4. Section Réservation</text:p>
      <text:list text:style-name="LFO4" text:continue-numbering="true">
        <text:list-item>
          <text:p text:style-name="P108">Permettez aux utilisateurs de réserver une visite ou un atelier :</text:p>
          <text:list text:continue-numbering="true">
            <text:list-item>
              <text:p text:style-name="P109"><text:span text:style-name="T110">Champ<text:s/></text:span><text:span text:style-name="T111">Date<text:s/></text:span><text:span text:style-name="T112">(calendrier ou saisie manuelle).</text:span></text:p>
            </text:list-item>
            <text:list-item>
              <text:p text:style-name="P113"><text:span text:style-name="T114">Champ<text:s/></text:span><text:span text:style-name="T115">Nombre de personnes<text:s/></text:span><text:span text:style-name="T116">.</text:span></text:p>
            </text:list-item>
            <text:list-item>
              <text:p text:style-name="P117">Liste déroulante pour sélectionner le type d'activité (ex. Visite guidée, Atelier cuisine, etc.).</text:p>
            </text:list-item>
            <text:list-item>
              <text:p text:style-name="P118"><text:span text:style-name="T119">Bouton<text:s/></text:span><text:span text:style-name="T120">"Réserver"<text:s/></text:span><text:span text:style-name="T121">.</text:span></text:p>
            </text:list-item>
          </text:list>
        </text:list-item>
      </text:list>
      <text:p text:style-name="P122">5. Carte de Localisation</text:p>
      <text:list text:style-name="LFO5" text:continue-numbering="true">
        <text:list-item>
          <text:p text:style-name="P123">Intégrez une carte interactive montrant l'emplacement de votre ferme.</text:p>
          <text:list text:continue-numbering="true">
            <text:list-item>
              <text:p text:style-name="P124">Utilisez un service comme Google Maps ou Mapbox pour insérer une carte dynamique.</text:p>
            </text:list-item>
          </text:list>
        </text:list-item>
      </text:list>
      <text:p text:style-name="P125">6. Coordonnées</text:p>
      <text:list text:style-name="LFO6" text:continue-numbering="true">
        <text:list-item>
          <text:p text:style-name="P126">Affichez vos informations de contact :</text:p>
          <text:list text:continue-numbering="true">
            <text:list-item>
              <text:p text:style-name="P127">Adresse complète.</text:p>
            </text:list-item>
            <text:list-item>
              <text:p text:style-name="P128">Numéro de téléphone.</text:p>
            </text:list-item>
            <text:list-item>
              <text:p text:style-name="P129">Email.</text:p>
            </text:list-item>
          </text:list>
        </text:list-item>
      </text:list>
      <text:p text:style-name="P130">7. Pied de Page</text:p>
      <text:list text:style-name="LFO7" text:continue-numbering="true">
        <text:list-item>
          <text:p text:style-name="P131">Simplifiez les informations :</text:p>
          <text:list text:continue-numbering="true">
            <text:list-item>
              <text:p text:style-name="P132">Liens vers les sections principales.</text:p>
            </text:list-item>
            <text:list-item>
              <text:p text:style-name="P133">Icônes de réseaux sociaux.</text:p>
            </text:list-item>
            <text:list-item>
              <text:p text:style-name="P134">Informations légales.</text:p>
            </text:list-item>
          </text:list>
        </text:list-item>
      </text:list>
      <text:p text:style-name="P135"/>
      <text:p text:style-name="P136"/>
      <text:soft-page-break/>
      <text:p text:style-name="P137">Code Html et CSS :</text:p>
      <text:p text:style-name="P138">&lt;!DOCTYPE html&gt;</text:p>
      <text:p text:style-name="P139">&lt;html lang="fr"&gt;</text:p>
      <text:p text:style-name="P140">&lt;head&gt;</text:p>
      <text:p text:style-name="P141"><text:s text:c="2"/>&lt;meta charset="UTF-8"&gt;</text:p>
      <text:p text:style-name="P142"><text:s text:c="2"/>&lt;meta name="viewport" content="width=device-width, initial-scale=1.0"&gt;</text:p>
      <text:p text:style-name="P143"><text:s text:c="2"/>&lt;title&gt;Contact &amp; Réservation - Ferme Agricole Multifonctionnelle&lt;/title&gt;</text:p>
      <text:p text:style-name="P144"><text:s text:c="2"/>&lt;style&gt;</text:p>
      <text:p text:style-name="P145"><text:s text:c="4"/>/* Styles mobile-first */</text:p>
      <text:p text:style-name="P146"><text:s text:c="4"/>body {</text:p>
      <text:p text:style-name="P147"><text:s text:c="6"/>font-family: Arial, sans-serif;</text:p>
      <text:p text:style-name="P148"><text:s text:c="6"/>margin: 0;</text:p>
      <text:p text:style-name="P149"><text:s text:c="6"/>padding: 0;</text:p>
      <text:p text:style-name="P150"><text:s text:c="4"/>}</text:p>
      <text:p text:style-name="P151"><text:s text:c="4"/>header {</text:p>
      <text:p text:style-name="P152"><text:s text:c="6"/>display: flex;</text:p>
      <text:p text:style-name="P153"><text:s text:c="6"/>justify-content: space-between;</text:p>
      <text:p text:style-name="P154"><text:s text:c="6"/>align-items: center;</text:p>
      <text:p text:style-name="P155"><text:s text:c="6"/>padding: 10px;</text:p>
      <text:p text:style-name="P156"><text:s text:c="6"/>background-color: #f8f9fa;</text:p>
      <text:p text:style-name="P157"><text:s text:c="4"/>}</text:p>
      <text:p text:style-name="P158"><text:s text:c="4"/>.logo {</text:p>
      <text:p text:style-name="P159"><text:s text:c="6"/>font-size: 18px;</text:p>
      <text:p text:style-name="P160"><text:s text:c="6"/>font-weight: bold;</text:p>
      <text:p text:style-name="P161"><text:s text:c="4"/>}</text:p>
      <text:p text:style-name="P162"><text:s text:c="4"/>.menu {</text:p>
      <text:soft-page-break/>
      <text:p text:style-name="P163"><text:s text:c="6"/>display: none;</text:p>
      <text:p text:style-name="P164"><text:s text:c="4"/>}</text:p>
      <text:p text:style-name="P165"><text:s text:c="4"/>.menu-hamburger {</text:p>
      <text:p text:style-name="P166"><text:s text:c="6"/>cursor: pointer;</text:p>
      <text:p text:style-name="P167"><text:s text:c="4"/>}</text:p>
      <text:p text:style-name="P168"><text:s text:c="4"/>.contact-section {</text:p>
      <text:p text:style-name="P169"><text:s text:c="6"/>padding: 20px;</text:p>
      <text:p text:style-name="P170"><text:s text:c="6"/>text-align: center;</text:p>
      <text:p text:style-name="P171"><text:s text:c="4"/>}</text:p>
      <text:p text:style-name="P172"><text:s text:c="4"/>form {</text:p>
      <text:p text:style-name="P173"><text:s text:c="6"/>max-width: 100%;</text:p>
      <text:p text:style-name="P174"><text:s text:c="6"/>margin: 0 auto;</text:p>
      <text:p text:style-name="P175"><text:s text:c="4"/>}</text:p>
      <text:p text:style-name="P176"><text:s text:c="4"/>input, textarea, select, button {</text:p>
      <text:p text:style-name="P177"><text:s text:c="6"/>width: 100%;</text:p>
      <text:p text:style-name="P178"><text:s text:c="6"/>padding: 10px;</text:p>
      <text:p text:style-name="P179"><text:s text:c="6"/>margin: 10px 0;</text:p>
      <text:p text:style-name="P180"><text:s text:c="6"/>box-sizing: border-box;</text:p>
      <text:p text:style-name="P181"><text:s text:c="4"/>}</text:p>
      <text:p text:style-name="P182"><text:s text:c="4"/>iframe {</text:p>
      <text:p text:style-name="P183"><text:s text:c="6"/>width: 100%;</text:p>
      <text:p text:style-name="P184"><text:s text:c="6"/>height: 300px;</text:p>
      <text:p text:style-name="P185"><text:s text:c="6"/>border: 0;</text:p>
      <text:p text:style-name="P186"><text:s text:c="4"/>}</text:p>
      <text:p text:style-name="P187"><text:s text:c="4"/>footer {</text:p>
      <text:p text:style-name="P188"><text:s text:c="6"/>text-align: center;</text:p>
      <text:soft-page-break/>
      <text:p text:style-name="P189"><text:s text:c="6"/>padding: 10px;</text:p>
      <text:p text:style-name="P190"><text:s text:c="6"/>background-color: #f8f9fa;</text:p>
      <text:p text:style-name="P191"><text:s text:c="4"/>}</text:p>
      <text:p text:style-name="P192"><text:s text:c="4"/>@media (min-width: 768px) {</text:p>
      <text:p text:style-name="P193"><text:s text:c="6"/>/* Styles pour tablettes et desktop */</text:p>
      <text:p text:style-name="P194"><text:s text:c="6"/>.menu {</text:p>
      <text:p text:style-name="P195"><text:s text:c="8"/>display: flex;</text:p>
      <text:p text:style-name="P196"><text:s text:c="6"/>}</text:p>
      <text:p text:style-name="P197"><text:s text:c="6"/>.menu-hamburger {</text:p>
      <text:p text:style-name="P198"><text:s text:c="8"/>display: none;</text:p>
      <text:p text:style-name="P199"><text:s text:c="6"/>}</text:p>
      <text:p text:style-name="P200"><text:s text:c="4"/>}</text:p>
      <text:p text:style-name="P201"><text:s text:c="2"/>&lt;/style&gt;</text:p>
      <text:p text:style-name="P202">&lt;/head&gt;</text:p>
      <text:p text:style-name="P203">&lt;body&gt;</text:p>
      <text:p text:style-name="P204"><text:s text:c="2"/>&lt;!-- En-tête --&gt;</text:p>
      <text:p text:style-name="P205"><text:s text:c="2"/>&lt;header&gt;</text:p>
      <text:p text:style-name="P206"><text:s text:c="4"/>&lt;div class="logo"&gt;[Logo]&lt;/div&gt;</text:p>
      <text:p text:style-name="P207"><text:s text:c="4"/>&lt;div class="menu-hamburger"&gt;≡&lt;/div&gt;</text:p>
      <text:p text:style-name="P208"><text:s text:c="4"/>&lt;nav class="menu"&gt;</text:p>
      <text:p text:style-name="P209"><text:s text:c="6"/>&lt;ul&gt;</text:p>
      <text:p text:style-name="P210"><text:s text:c="8"/>&lt;li&gt;&lt;a href="index.html"&gt;Accueil&lt;/a&gt;&lt;/li&gt;</text:p>
      <text:p text:style-name="P211"><text:s text:c="8"/>&lt;li&gt;&lt;a href="nos-activites.html"&gt;Nos Activités&lt;/a&gt;&lt;/li&gt;</text:p>
      <text:p text:style-name="P212"><text:s text:c="8"/>&lt;li&gt;&lt;a href="produits.html"&gt;Produits&lt;/a&gt;&lt;/li&gt;</text:p>
      <text:p text:style-name="P213"><text:s text:c="8"/>&lt;li&gt;&lt;a href="boutique.html"&gt;Boutique&lt;/a&gt;&lt;/li&gt;</text:p>
      <text:p text:style-name="P214"><text:s text:c="8"/>&lt;li&gt;&lt;a href="contact.html"&gt;Contact&lt;/a&gt;&lt;/li&gt;</text:p>
      <text:soft-page-break/>
      <text:p text:style-name="P215"><text:s text:c="8"/>&lt;li&gt;&lt;a href="blog.html"&gt;Blog&lt;/a&gt;&lt;/li&gt;</text:p>
      <text:p text:style-name="P216"><text:s text:c="8"/>&lt;li&gt;&lt;a href="panier.html"&gt;Panier&lt;/a&gt;&lt;/li&gt;</text:p>
      <text:p text:style-name="P217"><text:s text:c="8"/>&lt;li&gt;&lt;a href="login.html"&gt;Se connecter&lt;/a&gt;&lt;/li&gt;</text:p>
      <text:p text:style-name="P218"><text:s text:c="6"/>&lt;/ul&gt;</text:p>
      <text:p text:style-name="P219"><text:s text:c="4"/>&lt;/nav&gt;</text:p>
      <text:p text:style-name="P220"><text:s text:c="2"/>&lt;/header&gt;</text:p>
      <text:p text:style-name="P221"/>
      <text:p text:style-name="P222"><text:s text:c="2"/>&lt;!-- Section Introduction --&gt;</text:p>
      <text:p text:style-name="P223"><text:s text:c="2"/>&lt;section class="contact-section"&gt;</text:p>
      <text:p text:style-name="P224"><text:s text:c="4"/>&lt;h1&gt;Contact &amp; Réservation&lt;/h1&gt;</text:p>
      <text:p text:style-name="P225"><text:s text:c="4"/>&lt;p&gt;Nous serions ravis de répondre à vos questions ou de planifier votre visite !&lt;/p&gt;</text:p>
      <text:p text:style-name="P226"><text:s text:c="2"/>&lt;/section&gt;</text:p>
      <text:p text:style-name="P227"/>
      <text:p text:style-name="P228"><text:s text:c="2"/>&lt;!-- Section Formulaire de Contact --&gt;</text:p>
      <text:p text:style-name="P229"><text:s text:c="2"/>&lt;section class="contact-section"&gt;</text:p>
      <text:p text:style-name="P230"><text:s text:c="4"/>&lt;h2&gt;Formulaire de Contact&lt;/h2&gt;</text:p>
      <text:p text:style-name="P231"><text:s text:c="4"/>&lt;form&gt;</text:p>
      <text:p text:style-name="P232"><text:s text:c="6"/>&lt;input type="text" placeholder="Votre nom" required&gt;</text:p>
      <text:p text:style-name="P233"><text:s text:c="6"/>&lt;input type="email" placeholder="Votre email" required&gt;</text:p>
      <text:p text:style-name="P234"><text:s text:c="6"/>&lt;textarea placeholder="Votre message" required&gt;&lt;/textarea&gt;</text:p>
      <text:p text:style-name="P235"><text:s text:c="6"/>&lt;button type="submit"&gt;Envoyer&lt;/button&gt;</text:p>
      <text:p text:style-name="P236"><text:s text:c="4"/>&lt;/form&gt;</text:p>
      <text:p text:style-name="P237"><text:s text:c="2"/>&lt;/section&gt;</text:p>
      <text:p text:style-name="P238"/>
      <text:p text:style-name="P239"><text:s text:c="2"/>&lt;!-- Section Réservation --&gt;</text:p>
      <text:p text:style-name="P240"><text:s text:c="2"/>&lt;section class="contact-section"&gt;</text:p>
      <text:soft-page-break/>
      <text:p text:style-name="P241"><text:s text:c="4"/>&lt;h2&gt;Réservation&lt;/h2&gt;</text:p>
      <text:p text:style-name="P242"><text:s text:c="4"/>&lt;form&gt;</text:p>
      <text:p text:style-name="P243"><text:s text:c="6"/>&lt;input type="date" required&gt;</text:p>
      <text:p text:style-name="P244"><text:s text:c="6"/>&lt;input type="number" placeholder="Nombre de personnes" required&gt;</text:p>
      <text:p text:style-name="P245"><text:s text:c="6"/>&lt;select required&gt;</text:p>
      <text:p text:style-name="P246"><text:s text:c="8"/>&lt;option value=""&gt;Type d'activité&lt;/option&gt;</text:p>
      <text:p text:style-name="P247"><text:s text:c="8"/>&lt;option value="visite"&gt;Visite guidée&lt;/option&gt;</text:p>
      <text:p text:style-name="P248"><text:s text:c="8"/>&lt;option value="atelier"&gt;Atelier cuisine&lt;/option&gt;</text:p>
      <text:p text:style-name="P249"><text:s text:c="8"/>&lt;option value="weekend"&gt;Weekend familial&lt;/option&gt;</text:p>
      <text:p text:style-name="P250"><text:s text:c="6"/>&lt;/select&gt;</text:p>
      <text:p text:style-name="P251"><text:s text:c="6"/>&lt;button type="submit"&gt;Réserver&lt;/button&gt;</text:p>
      <text:p text:style-name="P252"><text:s text:c="4"/>&lt;/form&gt;</text:p>
      <text:p text:style-name="P253"><text:s text:c="2"/>&lt;/section&gt;</text:p>
      <text:p text:style-name="P254"/>
      <text:p text:style-name="P255"><text:s text:c="2"/>&lt;!-- Carte de Localisation --&gt;</text:p>
      <text:p text:style-name="P256"><text:s text:c="2"/>&lt;section class="contact-section"&gt;</text:p>
      <text:p text:style-name="P257"><text:s text:c="4"/>&lt;h2&gt;Où nous trouver&lt;/h2&gt;</text:p>
      <text:p text:style-name="P258"><text:s text:c="4"/>&lt;iframe src="https://www.google.com/maps/embed?pb=..." allowfullscreen="" loading="lazy"&gt;&lt;/iframe&gt;</text:p>
      <text:p text:style-name="P259"><text:s text:c="2"/>&lt;/section&gt;</text:p>
      <text:p text:style-name="P260"/>
      <text:p text:style-name="P261"><text:s text:c="2"/>&lt;!-- Coordonnées --&gt;</text:p>
      <text:p text:style-name="P262"><text:s text:c="2"/>&lt;section class="contact-section"&gt;</text:p>
      <text:p text:style-name="P263"><text:s text:c="4"/>&lt;h2&gt;Nos coordonnées&lt;/h2&gt;</text:p>
      <text:p text:style-name="P264"><text:s text:c="4"/>&lt;p&gt;&lt;strong&gt;Adresse :&lt;/strong&gt; [Adresse placeholder]&lt;/p&gt;</text:p>
      <text:p text:style-name="P265"><text:s text:c="4"/>&lt;p&gt;&lt;strong&gt;Téléphone :&lt;/strong&gt; [Téléphone placeholder]&lt;/p&gt;</text:p>
      <text:p text:style-name="P266"><text:s text:c="4"/>&lt;p&gt;&lt;strong&gt;Email :&lt;/strong&gt; [Email placeholder]&lt;/p&gt;</text:p>
      <text:soft-page-break/>
      <text:p text:style-name="P267"><text:s text:c="2"/>&lt;/section&gt;</text:p>
      <text:p text:style-name="P268"/>
      <text:p text:style-name="P269"><text:s text:c="2"/>&lt;!-- Pied de page --&gt;</text:p>
      <text:p text:style-name="P270"><text:s text:c="2"/>&lt;footer&gt;</text:p>
      <text:p text:style-name="P271"><text:s text:c="4"/>&lt;ul&gt;</text:p>
      <text:p text:style-name="P272"><text:s text:c="6"/>&lt;li&gt;&lt;a href="index.html"&gt;Accueil&lt;/a&gt;&lt;/li&gt;</text:p>
      <text:p text:style-name="P273"><text:s text:c="6"/>&lt;li&gt;&lt;a href="contact.html"&gt;Contact&lt;/a&gt;&lt;/li&gt;</text:p>
      <text:p text:style-name="P274"><text:s text:c="6"/>&lt;li&gt;&lt;a href="#"&gt;Mentions légales&lt;/a&gt;&lt;/li&gt;</text:p>
      <text:p text:style-name="P275"><text:s text:c="4"/>&lt;/ul&gt;</text:p>
      <text:p text:style-name="P276"><text:s text:c="4"/>&lt;div class="social-icons"&gt;</text:p>
      <text:p text:style-name="P277"><text:s text:c="6"/>&lt;a href="#"&gt;&lt;img src="facebook-icon.png" alt="Facebook" style="width: 20px; height: 20px;"&gt;&lt;/a&gt;</text:p>
      <text:p text:style-name="P278"><text:s text:c="6"/>&lt;a href="#"&gt;&lt;img src="instagram-icon.png" alt="Instagram" style="width: 20px; height: 20px;"&gt;&lt;/a&gt;</text:p>
      <text:p text:style-name="P279"><text:s text:c="4"/>&lt;/div&gt;</text:p>
      <text:p text:style-name="P280"><text:s text:c="4"/>&lt;p&gt;&amp;copy; 2023 Ferme Agricole Multifonctionnelle. Tous droits réservés.&lt;/p&gt;</text:p>
      <text:p text:style-name="P281"><text:s text:c="2"/>&lt;/footer&gt;</text:p>
      <text:p text:style-name="P282">&lt;/body&gt;</text:p>
      <text:p text:style-name="P283">&lt;/html&gt;</text:p>
      <text:p text:style-name="P284"/>
      <text:p text:style-name="P285"/>
      <text:p text:style-name="P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2-07T10:08:00Z</meta:creation-date>
    <dc:date>2025-02-08T17:34:00Z</dc:date>
    <meta:template xlink:href="Normal" xlink:type="simple"/>
    <meta:editing-cycles>2</meta:editing-cycles>
    <meta:editing-duration>PT360S</meta:editing-duration>
    <meta:document-statistic meta:page-count="10" meta:paragraph-count="19" meta:word-count="1487" meta:character-count="9649" meta:row-count="68" meta:non-whitespace-character-count="8181"/>
  </office:meta>
</office:document-meta>
</file>